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035deb"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66ccff" draw:opacity="100%"/>
      <style:paragraph-properties fo:background-color="#66ccff"/>
    </style:style>
    <style:style style:name="P36"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3399ff" draw:opacity="100%"/>
      <style:paragraph-properties fo:background-color="#3399ff"/>
      <style:text-properties fo:language="en" fo:country="US"/>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officeooo:rsid="0007e599" style:font-style-asian="normal" style:font-style-complex="normal"/>
    </style:style>
    <style:style style:name="T33" style:family="text">
      <style:text-properties fo:color="#6666ff" fo:language="ru" fo:country="RU" fo:font-style="normal" fo:background-color="#ff00ff" loext:char-shading-value="0"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language="en" fo:country="US" fo:background-color="#ff00ff" loext:char-shading-value="0"/>
    </style:style>
    <style:style style:name="T44" style:family="text">
      <style:text-properties fo:color="#3333ff" fo:font-weight="normal" style:font-weight-asian="normal" style:font-weight-complex="normal"/>
    </style:style>
    <style:style style:name="T45"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color="#3333ff" officeooo:rsid="00035deb"/>
    </style:style>
    <style:style style:name="T47" style:family="text">
      <style:text-properties fo:color="#0066ff"/>
    </style:style>
    <style:style style:name="T48" style:family="text">
      <style:text-properties fo:color="#0066ff" fo:language="ru" fo:country="RU" fo:font-style="normal" style:font-style-asian="normal" style:font-style-complex="normal"/>
    </style:style>
    <style:style style:name="T49" style:family="text">
      <style:text-properties fo:color="#0000cc" fo:language="en" fo:country="US" fo:font-weight="normal" style:font-weight-asian="normal" style:font-weight-complex="normal"/>
    </style:style>
    <style:style style:name="T50" style:family="text">
      <style:text-properties fo:color="#0066cc" fo:language="en" fo:country="US" fo:font-weight="normal" fo:background-color="transparent" loext:char-shading-value="0" style:font-weight-asian="normal" style:font-weight-complex="normal"/>
    </style:style>
    <style:style style:name="T51"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fo:background-color="#ff00ff" loext:char-shading-value="0"/>
    </style:style>
    <style:style style:name="T56" style:family="text">
      <style:text-properties officeooo:rsid="00035693"/>
    </style:style>
    <style:style style:name="T57" style:family="text">
      <style:text-properties officeooo:rsid="0005cd20"/>
    </style:style>
    <style:style style:name="T58" style:family="text">
      <style:text-properties officeooo:rsid="0006e3be"/>
    </style:style>
    <style:style style:name="T59" style:family="text">
      <style:text-properties officeooo:rsid="0007e5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4">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5"><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3">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14"><text:span text:style-name="T55">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5">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5"><text:span text:style-name="T48">11.</text:span><text:span text:style-name="T17">Прощание<text:line-break/></text:span><text:span text:style-name="T47">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29"><text:span text:style-name="T55">14</text:span>. <text:span text:style-name="T56">Конец времён</text:span><text:line-break/>Roxette — How Do You Do <text:s/>https://www.youtube.com/watch?v=nx2iLOvP0rM</text:p>
      <text:p text:style-name="P20">15. День сурка <text:s/><text:line-break/><text:span text:style-name="T35">Mylene Farmer — L`Ame-Stram-Gram </text:span><text:span text:style-name="T46">https://www.youtube.com/watch?v=vUVjLgLTamE</text:span></text:p>
      <text:p text:style-name="P19">16. Мэйнхэттен<text:line-break/><text:span text:style-name="T37">Roxette – Crush On You</text:span></text:p>
      <text:p text:style-name="P19"><text:span text:style-name="T43">17</text:span><text:span text:style-name="T36">. Деградация </text:span><text:span text:style-name="T22"><text:line-break/></text:span><text:span text:style-name="T49">Roxette – Queen of rain</text:span></text:p>
      <text:p text:style-name="P19">18. Филлидельфия<text:line-break/><text:span text:style-name="T39">Kiss – I Was Made For Lovin’ You</text:span></text:p>
      <text:p text:style-name="P19">19. <text:span text:style-name="T59">Понивилль. </text:span>Фейс-контроль<text:line-break/><text:span text:style-name="T40">Mothley Crue – Kickstart my heart</text:span></text:p>
      <text:p text:style-name="P19"><text:span text:style-name="T55">20</text:span>. <text:span text:style-name="T57">Великое</text:span> Откровение<text:line-break/><text:span text:style-name="T23">Seal – Crazy</text:span></text:p>
      <text:p text:style-name="P19">21. <text:span text:style-name="T58">Мир-дружба-жвачка</text:span><text:line-break/><text:span text:style-name="T35">Seal-Killer</text:span></text:p>
      <text:p text:style-name="P19">22. Лучший Гранд Галопин Гала в истории<text:span text:style-name="T12"><text:line-break/></text:span><text:span text:style-name="T50">Ace Enders – million different people</text:span></text:p>
      <text:p text:style-name="P36">23. Летающий замок<text:line-break/><text:span text:style-name="T27">Solarsoul &amp; Lukas Termena — Memories From The Sky</text:span></text:p>
      <text:p text:style-name="P36"><text:span text:style-name="T55">24</text:span>. Навсегда. И всегда. <text:span text:style-name="T1">-<text:line-break/>Erasure – Always</text:span></text:p>
      <text:p text:style-name="P35"><text:span text:style-name="T52">25</text:span><text:span text:style-name="T51">. Осколки.<text:line-break/></text:span><text:bookmark text:name="eow-title3"/><text:span text:style-name="T40">Electric Light Orchestra - Sorrow About To Fall</text:span><text:span text:style-name="T42"> https://www.youtube.com/watch?v=71SbKaGb0qM</text:span></text:p>
      <text:p text:style-name="P35"><text:span text:style-name="T42">26. Терра. <text:line-break/><text:tab/><text:tab/></text:span><text:span text:style-name="T45">Воскресенье<text:line-break/><text:tab/></text:span><text:span text:style-name="T24">David Bowie - Ashes To Ashes https://www.youtube.com/watch?v=CMThz7eQ6K0</text:span><text:span text:style-name="T45"><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5"><text:span text:style-name="T30">30</text:span><text:span text:style-name="T29">. Разговор за столиком в ночи<text:line-break/></text:span><text:bookmark text:name="eow-title5"/><text:span text:style-name="T44">Wintergatan LIVE At Victoriateatern - Giorgio By Moroder (Daft Punk cover)</text:span></text:p>
      <text:p text:style-name="P19">https://www.youtube.com/watch?v=GMuuLEF0a84&amp;t=160s</text:p>
      <text:p text:style-name="P35"><text:span text:style-name="T33">31</text:span><text:span text:style-name="T31">. Эпилог. </text:span><text:span text:style-name="T32">Земля.</text:span><text:span text:style-name="T31"><text:line-break/></text:span><text:bookmark text:name="eow-title6"/><text:span text:style-name="T37">Daft Punk - Get Lucky https://www.youtube.com/watch?v=h5EofwRzit0</text:span></text:p>
      <text:p text:style-name="P18"><text:soft-page-break/></text:p>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2">Bee Gees – You Should Be dancing</text:p>
      <text:p text:style-name="P18"><text:span text:style-name="T12">INXS – Suicide blonde,</text:span><text:span text:style-name="T23"> Mediate, Need You Tonight</text:span></text:p>
      <text:p text:style-name="P18"><text:span text:style-name="T47">Mike Oldfield — The Top Of The Morning, </text:span><text:span text:style-name="T13">Tres Lunas ”To Be Free” (Radio Edit), </text:span><text:span text:style-name="T39">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3">Freeway Flyer, The Road, Coyote, </text:span><text:span text:style-name="T23">Imelda</text:span></text:p>
      <text:p text:style-name="P28">ZZ Top – Gimme all your lovin</text:p>
      <text:p text:style-name="P30">David Bowie - Lets Dance</text:p>
      <text:p text:style-name="P31"><text:bookmark text:name="eow-title"/>Haddaway - What is love </text:p>
      <text:p text:style-name="P10"><text:span text:style-name="T36">Metallica-Enter Sandman</text:span><text:span text:style-name="T5"><text:line-break/></text:span>Mylene Farmer — Desechantee, <text:span text:style-name="T34">XXL</text:span></text:p>
      <text:p text:style-name="P24">Michael Jackson –Do not Stop Till You Get Enough, Get On The Floor, Burn This Disco Out, Beat It, Billie Jean, <text:span text:style-name="T35">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8">Roxette - <text:span text:style-name="T37">The Look</text:span>, Riders In The Sky</text:p>
      <text:p text:style-name="P18">Synthis — Empty Skies</text:p>
      <text:p text:style-name="P18">Blusoul — Eat Dust</text:p>
      <text:p text:style-name="P25">d.notive — Talking Flight</text:p>
      <text:p text:style-name="P18">Cure — Apart, Love Song, Lullaby, The Big Hand, Wrong Number</text:p>
      <text:p text:style-name="P18">Martin Mitton — Lonely Girl</text:p>
      <text:p text:style-name="P18">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4">Seal — Kiss From A Rose</text:p>
      <text:p text:style-name="P15">Blue Ouster Cult – Do Not Fear The Reaper</text:p>
      <text:p text:style-name="P15">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1151371333188714104" text:style-name="L1">
        <text:list-item>
          <text:p text:style-name="P38">Книги:</text:p>
        </text:list-item>
      </text:list>
      <text:list xml:id="list9170984133700457579"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2">Природа Проклятий</text:span>» - обмен</text:p>
        </text:list-item>
        <text:list-item>
          <text:p text:style-name="P39"><text:span text:style-name="T2">«Магия для Чайников»</text:span> - обмен</text:p>
        </text:list-item>
        <text:list-item>
          <text:p text:style-name="P39"><text:span text:style-name="T2">«Энциклопедия Арканум»</text:span> - обмен</text:p>
        </text:list-item>
        <text:list-item>
          <text:p text:style-name="P39">«О Гейсах» - обмен</text:p>
        </text:list-item>
        <text:list-item>
          <text:p text:style-name="P39">«<text:span text:style-name="T2">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text:soft-page-break/>Факты об Эквестрии <text:span text:style-name="T3">(согласовать с вики)</text:span></text:h>
      <text:list xml:id="list4627479561901692491"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1-29T18:03:51.233259293</dc:date>
    <meta:editing-duration>P15DT23H13M52S</meta:editing-duration>
    <meta:editing-cycles>594</meta:editing-cycles>
    <meta:generator>LibreOffice/5.1.6.2$Linux_X86_64 LibreOffice_project/10m0$Build-2</meta:generator>
    <meta:document-statistic meta:table-count="0" meta:image-count="0" meta:object-count="0" meta:page-count="6" meta:paragraph-count="138" meta:word-count="1536" meta:character-count="10879" meta:non-whitespace-character-count="9400"/>
  </office:meta>
</office:document-meta>
</file>